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58cm" fo:break-before="auto" style:use-optimal-row-height="true"/>
    </style:style>
    <style:style style:name="ro5" style:family="table-row">
      <style:table-row-properties style:row-height="1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7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 style:data-style-name="N10000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000">
      <style:text-properties fo:font-style="italic" style:font-style-asian="italic" style:font-style-complex="italic"/>
    </style:style>
    <style:style style:name="ce25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32" style:family="table-cell" style:parent-style-name="Default" style:data-style-name="N10000">
      <style:table-cell-properties fo:background-color="#dee7e5"/>
    </style:style>
    <style:style style:name="ce33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1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7]" calcext:value-type="string">
            <text:p>Fast: 86―エイティシックス―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style-name="ce10" table:formula="of:=SUM([.D5:.D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7" table:number-rows-spanned="1">
            <text:p>クォンタムデビルサーガ アバタールチューナーⅠ</text:p>
          </table:table-cell>
          <table:covered-table-cell table:number-columns-repeated="6"/>
          <table:table-cell table:number-columns-repeated="2"/>
          <table:table-cell table:formula="of:=COM.MICROSOFT.CONCAT(&quot;Fast: &quot;; [.$A14]; &quot; [&quot;; ROUND([.$C22]*100)/100; &quot;]&quot;)" office:value-type="string" office:string-value="Fast: クォンタムデビルサーガ アバタールチューナーⅠ [3,29]" calcext:value-type="string">
            <text:p>Fast: クォンタムデビルサーガ アバタールチューナーⅠ [3,2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23" calcext:value-type="float">
            <text:p>23</text:p>
          </table:table-cell>
          <table:table-cell table:style-name="ce10" table:formula="of:=SUM([.D16:.D2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21]/[.D21]" office:value-type="float" office:value="3.28571428571429" calcext:value-type="float">
            <text:p>3,2857142857142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24" calcext:value-type="float">
            <text:p>24</text:p>
          </table:table-cell>
          <table:table-cell table:style-name="ce10" table:formula="of:=SUM([.D27:.D3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32]/[.D32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17" calcext:value-type="float">
            <text:p>17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43]/[.D43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25" calcext:value-type="float">
            <text:p>25</text:p>
          </table:table-cell>
          <table:table-cell table:style-name="ce10" table:formula="of:=SUM([.D49:.D5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54]/[.D54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海辺のカフカ (上) 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海辺のカフカ (上)  [2,31]" calcext:value-type="string">
            <text:p>Fast: 海辺のカフカ (上) <text:s/>[2,31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30" calcext:value-type="float">
            <text:p>30</text:p>
          </table:table-cell>
          <table:table-cell table:style-name="ce10" table:formula="of:=SUM([.D60:.D64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65]/[.D65]" office:value-type="float" office:value="2.30769230769231" calcext:value-type="float">
            <text:p>2,30769230769231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騎士団長殺し 第１部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騎士団長殺し 第１部 [2,33]" calcext:value-type="string">
            <text:p>Fast: 騎士団長殺し 第１部 [2,3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14" calcext:value-type="float">
            <text:p>14</text:p>
          </table:table-cell>
          <table:table-cell table:style-name="ce10" table:formula="of:=SUM([.D71:.D7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76]/[.D76]" office:value-type="float" office:value="2.33333333333333" calcext:value-type="float">
            <text:p>2,3333333333333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14" calcext:value-type="float">
            <text:p>14</text:p>
          </table:table-cell>
          <table:table-cell table:style-name="ce10" table:formula="of:=SUM([.D82:.D86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87]/[.D87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91]; &quot; [&quot;; ROUND([.$C99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93:.C97])" office:value-type="float" office:value="9" calcext:value-type="float">
            <text:p>9</text:p>
          </table:table-cell>
          <table:table-cell table:style-name="ce10" table:formula="of:=SUM([.D93:.D97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98]/[.D98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薬屋のひとりごと</text:p>
          </table:table-cell>
          <table:covered-table-cell table:number-columns-repeated="3"/>
          <table:table-cell table:number-columns-repeated="5"/>
          <table:table-cell table:formula="of:=COM.MICROSOFT.CONCAT(&quot;Fast/Hard: &quot;; [.$A102]; &quot; [&quot;; ROUND([.$C110]*100)/100; &quot;]&quot;)" office:value-type="string" office:string-value="Fast/Hard: 薬屋のひとりごと [3,5]" calcext:value-type="string">
            <text:p>Fast/Hard: 薬屋のひとりごと [3,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4]*[.D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6]*[.D10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7]*[.D10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8]*[.D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04:.C108])" office:value-type="float" office:value="14" calcext:value-type="float">
            <text:p>14</text:p>
          </table:table-cell>
          <table:table-cell table:style-name="ce10" table:formula="of:=SUM([.D104:.D108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09]/[.D109]" office:value-type="float" office:value="3.5" calcext:value-type="float">
            <text:p>3,5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7" table:number-rows-spanned="1">
            <text:p>乳と卵 - Breasts and Eggs</text:p>
          </table:table-cell>
          <table:covered-table-cell table:number-columns-repeated="6" table:style-name="ce14"/>
          <table:table-cell table:style-name="ce14"/>
          <table:table-cell table:style-name="ce26"/>
          <table:table-cell table:style-name="ce32" table:formula="of:=COM.MICROSOFT.CONCAT(&quot;Fast: &quot;; [.$A113]; &quot; [&quot;; ROUND([.$C121]*100)/100; &quot;]&quot;)" office:value-type="string" office:string-value="Fast: 乳と卵 - Breasts and Eggs [3]" calcext:value-type="string">
            <text:p>Fast: 乳と卵 - Breasts and Eggs [3]</text:p>
          </table:table-cell>
          <table:table-cell table:style-name="ce14"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style-name="ce14" table:number-columns-repeated="960"/>
        </table:table-row>
        <table:table-row table:style-name="ro3">
          <table:table-cell table:style-name="ce14" office:value-type="string" calcext:value-type="string">
            <text:p>No effort at al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B115]*[.D115]" office:value-type="float" office:value="0" calcext:value-type="float">
            <text:p>0</text:p>
          </table:table-cell>
          <table:table-cell table:style-name="ce14" table:number-columns-repeated="5"/>
          <table:table-cell table:style-name="ce26"/>
          <table:table-cell table:style-name="ce32"/>
          <table:table-cell table:style-name="ce14" table:number-columns-repeated="1014"/>
        </table:table-row>
        <table:table-row table:style-name="ro3">
          <table:table-cell table:style-name="ce14" office:value-type="string" calcext:value-type="string">
            <text:p>Minimal effort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B116]*[.D116]" office:value-type="float" office:value="0" calcext:value-type="float">
            <text:p>0</text:p>
          </table:table-cell>
          <table:table-cell table:style-name="ce14" table:number-columns-repeated="5"/>
          <table:table-cell table:style-name="ce26"/>
          <table:table-cell table:style-name="ce32"/>
          <table:table-cell table:style-name="ce14" table:number-columns-repeated="1014"/>
        </table:table-row>
        <table:table-row table:style-name="ro3">
          <table:table-cell table:style-name="ce14" office:value-type="string" calcext:value-type="string">
            <text:p>Moderate effort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B117]*[.D117]" office:value-type="float" office:value="12" calcext:value-type="float">
            <text:p>1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26"/>
          <table:table-cell table:style-name="ce32"/>
          <table:table-cell table:style-name="ce14" table:number-columns-repeated="1014"/>
        </table:table-row>
        <table:table-row table:style-name="ro3">
          <table:table-cell table:style-name="ce14" office:value-type="string" calcext:value-type="string">
            <text:p>Significant effort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B118]*[.D118]" office:value-type="float" office:value="0" calcext:value-type="float">
            <text:p>0</text:p>
          </table:table-cell>
          <table:table-cell table:style-name="ce14" table:number-columns-repeated="5"/>
          <table:table-cell table:style-name="ce26"/>
          <table:table-cell table:style-name="ce32"/>
          <table:table-cell table:style-name="ce14" table:number-columns-repeated="1014"/>
        </table:table-row>
        <table:table-row table:style-name="ro3">
          <table:table-cell table:style-name="ce14" office:value-type="string" calcext:value-type="string">
            <text:p>So much effort…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B119]*[.D119]" office:value-type="float" office:value="0" calcext:value-type="float">
            <text:p>0</text:p>
          </table:table-cell>
          <table:table-cell table:style-name="ce14" table:number-columns-repeated="5"/>
          <table:table-cell table:style-name="ce26"/>
          <table:table-cell table:style-name="ce32"/>
          <table:table-cell table:style-name="ce14" table:number-columns-repeated="1014"/>
        </table:table-row>
        <table:table-row table:style-name="ro3">
          <table:table-cell table:style-name="ce14"/>
          <table:table-cell table:style-name="ce13" office:value-type="string" calcext:value-type="string">
            <text:p>Sum</text:p>
          </table:table-cell>
          <table:table-cell table:style-name="ce24" table:formula="of:=SUM([.C115:.C119])" office:value-type="float" office:value="12" calcext:value-type="float">
            <text:p>12</text:p>
          </table:table-cell>
          <table:table-cell table:style-name="ce24" table:formula="of:=SUM([.D115:.D119])" office:value-type="float" office:value="4" calcext:value-type="float">
            <text:p>4</text:p>
          </table:table-cell>
          <table:table-cell table:style-name="ce14" table:number-columns-repeated="4"/>
          <table:table-cell table:style-name="ce26"/>
          <table:table-cell table:style-name="ce32"/>
          <table:table-cell table:style-name="ce14" table:number-columns-repeated="1014"/>
        </table:table-row>
        <table:table-row table:style-name="ro3">
          <table:table-cell table:style-name="ce14"/>
          <table:table-cell table:style-name="ce13" office:value-type="string" calcext:value-type="string">
            <text:p>Average</text:p>
          </table:table-cell>
          <table:table-cell table:style-name="ce25" table:formula="of:=[.C120]/[.D120]" office:value-type="float" office:value="3" calcext:value-type="float">
            <text:p>3.00</text:p>
          </table:table-cell>
          <table:table-cell table:style-name="ce24"/>
          <table:table-cell table:style-name="ce14" table:number-columns-repeated="4"/>
          <table:table-cell table:style-name="ce26"/>
          <table:table-cell table:style-name="ce32"/>
          <table:table-cell table:style-name="ce14" table:number-columns-repeated="1014"/>
        </table:table-row>
        <table:table-row table:style-name="ro3" table:number-rows-repeated="2">
          <table:table-cell table:style-name="ce14" table:number-columns-repeated="8"/>
          <table:table-cell table:style-name="ce26"/>
          <table:table-cell table:style-name="ce32"/>
          <table:table-cell table:style-name="ce14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28]; &quot; [&quot;; ROUND([.$C136]*100)/100; &quot;]&quot;)" office:value-type="string" office:string-value="Hard: 檸檬 [3,6]" calcext:value-type="string">
            <text:p>Hard: 檸檬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0]*[.D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1]*[.D1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2]*[.D13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3]*[.D13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4]*[.D13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0:.C134])" office:value-type="float" office:value="36" calcext:value-type="float">
            <text:p>36</text:p>
          </table:table-cell>
          <table:table-cell table:style-name="ce10" table:formula="of:=SUM([.D130:.D134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35]/[.D135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39]; &quot; [&quot;; ROUND([.$C147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1]*[.D1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2]*[.D1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3]*[.D14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4]*[.D14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5]*[.D14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41:.C145])" office:value-type="float" office:value="18" calcext:value-type="float">
            <text:p>18</text:p>
          </table:table-cell>
          <table:table-cell table:style-name="ce10" table:formula="of:=SUM([.D141:.D14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46]/[.D146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50]; &quot; [&quot;; ROUND([.$C158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2]*[.D1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3]*[.D1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4]*[.D154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5]*[.D15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6]*[.D15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2:.C156])" office:value-type="float" office:value="18" calcext:value-type="float">
            <text:p>18</text:p>
          </table:table-cell>
          <table:table-cell table:style-name="ce10" table:formula="of:=SUM([.D152:.D15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57]/[.D157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>
            <text:p>文字渦</text:p>
          </table:table-cell>
          <table:table-cell table:number-columns-repeated="8"/>
          <table:table-cell table:formula="of:=COM.MICROSOFT.CONCAT(&quot;Hard: &quot;; [.$A161]; &quot; [&quot;; ROUND([.$C169]*100)/100; &quot;]&quot;)" office:value-type="string" office:string-value="Hard: 文字渦 [3,83]" calcext:value-type="string">
            <text:p>Hard: 文字渦 [3,8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3]*[.D16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4]*[.D1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5]*[.D16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6]*[.D166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7]*[.D16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3:.C167])" office:value-type="float" office:value="23" calcext:value-type="float">
            <text:p>23</text:p>
          </table:table-cell>
          <table:table-cell table:style-name="ce10" table:formula="of:=SUM([.D163:.D167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68]/[.D168]" office:value-type="float" office:value="3.83333333333333" calcext:value-type="float">
            <text:p>3,83333333333333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16" office:value-type="string" calcext:value-type="string" table:number-columns-spanned="4" table:number-rows-spanned="1">
            <text:p>パノラマ島綺譚</text:p>
          </table:table-cell>
          <table:covered-table-cell table:number-columns-repeated="3"/>
          <table:table-cell table:number-columns-repeated="5"/>
          <table:table-cell table:formula="of:=COM.MICROSOFT.CONCAT(&quot;Hard: &quot;; [.$A172]; &quot; [&quot;; ROUND([.$C180]*100)/100; &quot;]&quot;)" office:value-type="string" office:string-value="Hard: パノラマ島綺譚 [3,67]" calcext:value-type="string">
            <text:p>Hard: パノラマ島綺譚 [3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74]*[.D1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5]*[.D1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6]*[.D17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7]*[.D17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8]*[.D17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74:.C178])" office:value-type="float" office:value="22" calcext:value-type="float">
            <text:p>22</text:p>
          </table:table-cell>
          <table:table-cell table:style-name="ce10" table:formula="of:=SUM([.D174:.D178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79]/[.D179]" office:value-type="float" office:value="3.66666666666667" calcext:value-type="float">
            <text:p>3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18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85]*[.D1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86]*[.D1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7]*[.D18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88]*[.D18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9]*[.D18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85:.C189])" office:value-type="float" office:value="0" calcext:value-type="float">
            <text:p>0</text:p>
          </table:table-cell>
          <table:table-cell table:style-name="ce10" table:formula="of:=SUM([.D185:.D189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90]/[.D190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14"/>
        <table:table-column table:style-name="co2" table:default-cell-style-name="ce26"/>
        <table:table-column table:style-name="co4" table:default-cell-style-name="ce32"/>
        <table:table-column table:style-name="co2" table:number-columns-repeated="1014" table:default-cell-style-name="ce14"/>
        <table:table-row table:style-name="ro4">
          <table:table-cell table:style-name="ce19" office:value-type="string" calcext:value-type="string" table:number-columns-spanned="4" table:number-rows-spanned="1">
            <text:p>ブギーポップは笑わない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ブギーポップは笑わない [2,94]" calcext:value-type="string">
            <text:p>ブギーポップは笑わない [2,9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3:.C7])" office:value-type="float" office:value="50" calcext:value-type="float">
            <text:p>50</text:p>
          </table:table-cell>
          <table:table-cell table:style-name="ce24" table:formula="of:=SUM([.D3:.D7])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8]/[.D8]" office:value-type="float" office:value="2.94117647058824" calcext:value-type="float">
            <text:p>2.94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9" table:number-rows-spanned="1">
            <text:p>ポーション頼みで生き延びます!</text:p>
          </table:table-cell>
          <table:covered-table-cell table:number-columns-repeated="8"/>
          <table:table-cell table:formula="of:=COM.MICROSOFT.CONCAT([.$A12]; &quot; [&quot;; ROUND([.$C20]*100)/100; &quot;]&quot;)" office:value-type="string" office:string-value="ポーション頼みで生き延びます! [3,54]" calcext:value-type="string">
            <text:p>ポーション頼みで生き延びます! [3,5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4:.C18])" office:value-type="float" office:value="46" calcext:value-type="float">
            <text:p>46</text:p>
          </table:table-cell>
          <table:table-cell table:style-name="ce24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9]/[.D19]" office:value-type="float" office:value="3.53846153846154" calcext:value-type="float">
            <text:p>3.54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All You Need Is Kill</text:p>
          </table:table-cell>
          <table:covered-table-cell table:number-columns-repeated="6"/>
          <table:table-cell table:number-columns-repeated="2"/>
          <table:table-cell table:formula="of:=COM.MICROSOFT.CONCAT([.$A23]; &quot; [&quot;; ROUND([.$C31]*100)/100; &quot;]&quot;)" office:value-type="string" office:string-value="All You Need Is Kill [3,4]" calcext:value-type="string">
            <text:p>All You Need Is Kill [3,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25:.C29])" office:value-type="float" office:value="51" calcext:value-type="float">
            <text:p>51</text:p>
          </table:table-cell>
          <table:table-cell table:style-name="ce24" table:formula="of:=SUM([.D25:.D29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30]/[.D30]" office:value-type="float" office:value="3.4" calcext:value-type="float">
            <text:p>3.4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7" table:number-rows-spanned="1">
            <text:p>ifの悲劇 (if no higeki)</text:p>
          </table:table-cell>
          <table:covered-table-cell table:number-columns-repeated="6"/>
          <table:table-cell table:number-columns-repeated="2"/>
          <table:table-cell table:formula="of:=COM.MICROSOFT.CONCAT([.$A34]; &quot; [&quot;; ROUND([.$C42]*100)/100; &quot;]&quot;)" office:value-type="string" office:string-value="ifの悲劇 (if no higeki) [2,5]" calcext:value-type="string">
            <text:p>ifの悲劇 (if no higeki) [2,5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36:.C40])" office:value-type="float" office:value="30" calcext:value-type="float">
            <text:p>30</text:p>
          </table:table-cell>
          <table:table-cell table:style-name="ce24" table:formula="of:=SUM([.D36:.D40]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41]/[.D41]" office:value-type="float" office:value="2.5" calcext:value-type="float">
            <text:p>2.5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8" table:number-rows-spanned="1">
            <text:p>もやしもん - Tales of Agriculture</text:p>
          </table:table-cell>
          <table:covered-table-cell table:number-columns-repeated="7"/>
          <table:table-cell/>
          <table:table-cell table:formula="of:=COM.MICROSOFT.CONCAT([.$A45]; &quot; [&quot;; ROUND([.$C53]*100)/100; &quot;]&quot;)" office:value-type="string" office:string-value="もやしもん - Tales of Agriculture [2,82]" calcext:value-type="string">
            <text:p>もやしもん - Tales of Agriculture [2,82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47:.C51])" office:value-type="float" office:value="31" calcext:value-type="float">
            <text:p>31</text:p>
          </table:table-cell>
          <table:table-cell table:style-name="ce24" table:formula="of:=SUM([.D47:.D51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52]/[.D52]" office:value-type="float" office:value="2.81818181818182" calcext:value-type="float">
            <text:p>2.82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8" table:number-rows-spanned="1">
            <text:p>ヨコハマ買い出し紀行</text:p>
          </table:table-cell>
          <table:covered-table-cell table:number-columns-repeated="7"/>
          <table:table-cell/>
          <table:table-cell table:formula="of:=COM.MICROSOFT.CONCAT([.$A56]; &quot; [&quot;; ROUND([.$C64]*100)/100; &quot;]&quot;)" office:value-type="string" office:string-value="ヨコハマ買い出し紀行 [1,82]" calcext:value-type="string">
            <text:p>ヨコハマ買い出し紀行 [1,82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58:.C62])" office:value-type="float" office:value="31" calcext:value-type="float">
            <text:p>31</text:p>
          </table:table-cell>
          <table:table-cell table:style-name="ce24" table:formula="of:=SUM([.D58:.D62])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63]/[.D63]" office:value-type="float" office:value="1.82352941176471" calcext:value-type="float">
            <text:p>1.82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きらきらひかる</text:p>
          </table:table-cell>
          <table:covered-table-cell table:number-columns-repeated="6"/>
          <table:table-cell table:number-columns-repeated="2"/>
          <table:table-cell table:formula="of:=COM.MICROSOFT.CONCAT([.$A67]; &quot; [&quot;; ROUND([.$C75]*100)/100; &quot;]&quot;)" office:value-type="string" office:string-value="きらきらひかる [2,63]" calcext:value-type="string">
            <text:p>きらきらひかる [2,63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69:.C73])" office:value-type="float" office:value="21" calcext:value-type="float">
            <text:p>21</text:p>
          </table:table-cell>
          <table:table-cell table:style-name="ce24" table:formula="of:=SUM([.D69:.D7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74]/[.D74]" office:value-type="float" office:value="2.625" calcext:value-type="float">
            <text:p>2.63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8" table:number-rows-spanned="1">
            <text:p>日本人の知らない日本語</text:p>
          </table:table-cell>
          <table:covered-table-cell table:number-columns-repeated="7"/>
          <table:table-cell/>
          <table:table-cell table:formula="of:=COM.MICROSOFT.CONCAT([.$A78]; &quot; [&quot;; ROUND([.$C86]*100)/100; &quot;]&quot;)" office:value-type="string" office:string-value="日本人の知らない日本語 [2,31]" calcext:value-type="string">
            <text:p>日本人の知らない日本語 [2,31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80:.C84])" office:value-type="float" office:value="30" calcext:value-type="float">
            <text:p>30</text:p>
          </table:table-cell>
          <table:table-cell table:style-name="ce24" table:formula="of:=SUM([.D80:.D84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85]/[.D85]" office:value-type="float" office:value="2.30769230769231" calcext:value-type="float">
            <text:p>2.31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山と食欲と私</text:p>
          </table:table-cell>
          <table:covered-table-cell table:number-columns-repeated="6"/>
          <table:table-cell table:number-columns-repeated="2"/>
          <table:table-cell table:formula="of:=COM.MICROSOFT.CONCAT([.$A89]; &quot; [&quot;; ROUND([.$C97]*100)/100; &quot;]&quot;)" office:value-type="string" office:string-value="山と食欲と私 [2,5]" calcext:value-type="string">
            <text:p>山と食欲と私 [2,5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91:.C95])" office:value-type="float" office:value="25" calcext:value-type="float">
            <text:p>25</text:p>
          </table:table-cell>
          <table:table-cell table:style-name="ce24" table:formula="of:=SUM([.D91:.D95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96]/[.D96]" office:value-type="float" office:value="2.5" calcext:value-type="float">
            <text:p>2.5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くま クマ 熊 ベアー</text:p>
          </table:table-cell>
          <table:covered-table-cell table:number-columns-repeated="6"/>
          <table:table-cell table:number-columns-repeated="2"/>
          <table:table-cell table:formula="of:=COM.MICROSOFT.CONCAT([.$A100]; &quot; [&quot;; ROUND([.$C108]*100)/100; &quot;]&quot;)" office:value-type="string" office:string-value="くま クマ 熊 ベアー [2,36]" calcext:value-type="string">
            <text:p>くま クマ 熊 ベアー [2,36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02:.C106])" office:value-type="float" office:value="33" calcext:value-type="float">
            <text:p>33</text:p>
          </table:table-cell>
          <table:table-cell table:style-name="ce24" table:formula="of:=SUM([.D102:.D106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07]/[.D107]" office:value-type="float" office:value="2.35714285714286" calcext:value-type="float">
            <text:p>2.36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天気の子</text:p>
          </table:table-cell>
          <table:covered-table-cell table:number-columns-repeated="6"/>
          <table:table-cell table:number-columns-repeated="2"/>
          <table:table-cell table:formula="of:=COM.MICROSOFT.CONCAT([.$A111]; &quot; [&quot;; ROUND([.$C119]*100)/100; &quot;]&quot;)" office:value-type="string" office:string-value="天気の子 [2,64]" calcext:value-type="string">
            <text:p>天気の子 [2,64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13:.C117])" office:value-type="float" office:value="29" calcext:value-type="float">
            <text:p>29</text:p>
          </table:table-cell>
          <table:table-cell table:style-name="ce24" table:formula="of:=SUM([.D113:.D117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18]/[.D118]" office:value-type="float" office:value="2.63636363636364" calcext:value-type="float">
            <text:p>2.64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7" table:number-rows-spanned="1">
            <text:p>ガイコツ書店員本田さん (Skull-face Bookseller Honda-san)</text:p>
          </table:table-cell>
          <table:covered-table-cell table:number-columns-repeated="6"/>
          <table:table-cell table:number-columns-repeated="2"/>
          <table:table-cell table:formula="of:=COM.MICROSOFT.CONCAT([.$A122]; &quot; [&quot;; ROUND([.$C130]*100)/100; &quot;]&quot;)" office:value-type="string" office:string-value="ガイコツ書店員本田さん (Skull-face Bookseller Honda-san) [2,45]" calcext:value-type="string">
            <text:p>ガイコツ書店員本田さん (Skull-face Bookseller Honda-san) [2,45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24:.C128])" office:value-type="float" office:value="27" calcext:value-type="float">
            <text:p>27</text:p>
          </table:table-cell>
          <table:table-cell table:style-name="ce24" table:formula="of:=SUM([.D124:.D128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29]/[.D129]" office:value-type="float" office:value="2.45454545454545" calcext:value-type="float">
            <text:p>2.45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リング</text:p>
          </table:table-cell>
          <table:covered-table-cell table:number-columns-repeated="6"/>
          <table:table-cell table:number-columns-repeated="2"/>
          <table:table-cell table:formula="of:=COM.MICROSOFT.CONCAT([.$A133]; &quot; [&quot;; ROUND([.$C141]*100)/100; &quot;]&quot;)" office:value-type="string" office:string-value="リング [2,67]" calcext:value-type="string">
            <text:p>リング [2,67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35:.C139])" office:value-type="float" office:value="16" calcext:value-type="float">
            <text:p>16</text:p>
          </table:table-cell>
          <table:table-cell table:style-name="ce24" table:formula="of:=SUM([.D135:.D139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40]/[.D140]" office:value-type="float" office:value="2.66666666666667" calcext:value-type="float">
            <text:p>2.67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 table:number-columns-spanned="7" table:number-rows-spanned="1">
            <text:p>地球星人</text:p>
          </table:table-cell>
          <table:covered-table-cell table:number-columns-repeated="6"/>
          <table:table-cell table:number-columns-repeated="2"/>
          <table:table-cell table:formula="of:=COM.MICROSOFT.CONCAT([.$A144]; &quot; [&quot;; ROUND([.$C152]*100)/100; &quot;]&quot;)" office:value-type="string" office:string-value="地球星人 [2,69]" calcext:value-type="string">
            <text:p>地球星人 [2,69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46:.C150])" office:value-type="float" office:value="35" calcext:value-type="float">
            <text:p>35</text:p>
          </table:table-cell>
          <table:table-cell table:style-name="ce24" table:formula="of:=SUM([.D146:.D150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51]/[.D151]" office:value-type="float" office:value="2.69230769230769" calcext:value-type="float">
            <text:p>2.69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City</text:p>
          </table:table-cell>
          <table:covered-table-cell table:number-columns-repeated="6"/>
          <table:table-cell table:number-columns-repeated="2"/>
          <table:table-cell table:formula="of:=COM.MICROSOFT.CONCAT([.$A155]; &quot; [&quot;; ROUND([.$C163]*100)/100; &quot;]&quot;)" office:value-type="string" office:string-value="City [2,56]" calcext:value-type="string">
            <text:p>City [2,56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57:.C161])" office:value-type="float" office:value="23" calcext:value-type="float">
            <text:p>23</text:p>
          </table:table-cell>
          <table:table-cell table:style-name="ce24" table:formula="of:=SUM([.D157:.D16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62]/[.D162]" office:value-type="float" office:value="2.55555555555556" calcext:value-type="float">
            <text:p>2.56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TUGUMI</text:p>
          </table:table-cell>
          <table:covered-table-cell table:number-columns-repeated="6"/>
          <table:table-cell table:number-columns-repeated="2"/>
          <table:table-cell table:formula="of:=COM.MICROSOFT.CONCAT([.$A166]; &quot; [&quot;; ROUND([.$C174]*100)/100; &quot;]&quot;)" office:value-type="string" office:string-value="TUGUMI [2]" calcext:value-type="string">
            <text:p>TUGUMI [2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8]*[.D16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9]*[.D16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0]*[.D17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1]*[.D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68:.C172])" office:value-type="float" office:value="8" calcext:value-type="float">
            <text:p>8</text:p>
          </table:table-cell>
          <table:table-cell table:style-name="ce24" table:formula="of:=SUM([.D168:.D172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73]/[.D173]" office:value-type="float" office:value="2" calcext:value-type="float">
            <text:p>2.0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e" table:style-name="ta1">
        <table:table-column table:style-name="co2" table:number-columns-repeated="8" table:default-cell-style-name="ce14"/>
        <table:table-column table:style-name="co2" table:default-cell-style-name="ce26"/>
        <table:table-column table:style-name="co2" table:default-cell-style-name="ce32"/>
        <table:table-column table:style-name="co2" table:number-columns-repeated="1014" table:default-cell-style-name="ce14"/>
        <table:table-row table:style-name="ro1">
          <table:table-cell table:style-name="ce7" office:value-type="string" calcext:value-type="string" table:number-columns-spanned="4" table:number-rows-spanned="1">
            <text:p>Konbini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Konbini [2,93]" calcext:value-type="string">
            <text:p>Konbini [2,93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3:.C7])" office:value-type="float" office:value="44" calcext:value-type="float">
            <text:p>44</text:p>
          </table:table-cell>
          <table:table-cell table:style-name="ce24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8]/[.D8]" office:value-type="float" office:value="2.93333333333333" calcext:value-type="float">
            <text:p>2.93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Hakase</text:p>
          </table:table-cell>
          <table:covered-table-cell table:number-columns-repeated="3"/>
          <table:table-cell table:number-columns-repeated="5"/>
          <table:table-cell table:formula="of:=COM.MICROSOFT.CONCAT([.$A12]; &quot; [&quot;; ROUND([.$C20]*100)/100; &quot;]&quot;)" office:value-type="string" office:string-value="Hakase [3]" calcext:value-type="string">
            <text:p>Hakase [3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14:.C18])" office:value-type="float" office:value="39" calcext:value-type="float">
            <text:p>39</text:p>
          </table:table-cell>
          <table:table-cell table:style-name="ce24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19]/[.D19]" office:value-type="float" office:value="3" calcext:value-type="float">
            <text:p>3.00</text:p>
          </table:table-cell>
          <table:table-cell table:style-name="ce2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Your Name</text:p>
          </table:table-cell>
          <table:covered-table-cell table:number-columns-repeated="3"/>
          <table:table-cell table:number-columns-repeated="5"/>
          <table:table-cell table:formula="of:=COM.MICROSOFT.CONCAT([.$A23]; &quot; [&quot;; ROUND([.$C31]*100)/100; &quot;]&quot;)" office:value-type="string" office:string-value="Your Name [3,38]" calcext:value-type="string">
            <text:p>Your Name [3,38]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Factor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ount</text:p>
          </table:table-cell>
          <table:table-cell table:style-name="ce13" table:number-columns-repeated="4"/>
          <table:table-cell table:style-name="ce28"/>
          <table:table-cell table:style-name="ce33"/>
          <table:table-cell table:style-name="ce13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Sum</text:p>
          </table:table-cell>
          <table:table-cell table:style-name="ce24" table:formula="of:=SUM([.C25:.C29])" office:value-type="float" office:value="125" calcext:value-type="float">
            <text:p>125</text:p>
          </table:table-cell>
          <table:table-cell table:style-name="ce24" table:formula="of:=SUM([.D25:.D29]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verage</text:p>
          </table:table-cell>
          <table:table-cell table:style-name="ce25" table:formula="of:=[.C30]/[.D30]" office:value-type="float" office:value="3.37837837837838" calcext:value-type="float">
            <text:p>3.38</text:p>
          </table:table-cell>
          <table:table-cell table:style-name="ce2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 style:data-style-name="N2" text:time-value="17:23:29.297088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1-09-08T17:38:31.163566663</dc:date>
    <meta:editing-duration>P2DT6H30M50S</meta:editing-duration>
    <meta:editing-cycles>40</meta:editing-cycles>
    <meta:generator>LibreOffice/7.0.4.2$MacOSX_X86_64 LibreOffice_project/dcf040e67528d9187c66b2379df5ea4407429775</meta:generator>
    <meta:document-statistic meta:table-count="3" meta:cell-count="1020" meta:object-count="0"/>
  </office:meta>
</office:document-meta>
</file>